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Mangal2" svg:font-family="Mangal"/>
    <style:font-face style:name="Arial Cyr" svg:font-family="'Arial Cyr'" style:font-family-generic="swiss"/>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users" style:family="table">
      <style:table-properties style:width="17cm" table:align="margins" style:writing-mode="lr-tb"/>
    </style:style>
    <style:style style:name="users.A" style:family="table-column">
      <style:table-column-properties style:column-width="1.625cm" style:rel-column-width="6262*"/>
    </style:style>
    <style:style style:name="users.B" style:family="table-column">
      <style:table-column-properties style:column-width="6.876cm" style:rel-column-width="26505*"/>
    </style:style>
    <style:style style:name="users.C" style:family="table-column">
      <style:table-column-properties style:column-width="5.673cm" style:rel-column-width="21867*"/>
    </style:style>
    <style:style style:name="users.D" style:family="table-column">
      <style:table-column-properties style:column-width="2.828cm" style:rel-column-width="10901*"/>
    </style:style>
    <style:style style:name="users.A1" style:family="table-cell">
      <style:table-cell-properties fo:padding="0.097cm" fo:border-left="0.002cm solid #000000" fo:border-right="none" fo:border-top="0.002cm solid #000000" fo:border-bottom="0.002cm solid #000000"/>
    </style:style>
    <style:style style:name="users.D1" style:family="table-cell">
      <style:table-cell-properties fo:padding="0.097cm" fo:border="0.002cm solid #000000"/>
    </style:style>
    <style:style style:name="users.A2" style:family="table-cell">
      <style:table-cell-properties fo:padding="0.097cm" fo:border-left="0.002cm solid #000000" fo:border-right="none" fo:border-top="none" fo:border-bottom="0.002cm solid #000000"/>
    </style:style>
    <style:style style:name="users.D2" style:family="table-cell">
      <style:table-cell-properties fo:padding="0.097cm" fo:border-left="0.002cm solid #000000" fo:border-right="0.002cm solid #000000" fo:border-top="none" fo:border-bottom="0.002cm solid #000000"/>
    </style:style>
    <style:style style:name="nanim" style:family="table">
      <style:table-properties style:width="16.986cm" fo:margin-left="0cm" fo:margin-right="0.014cm" table:align="margins"/>
    </style:style>
    <style:style style:name="nanim.A" style:family="table-column">
      <style:table-column-properties style:column-width="4.249cm" style:rel-column-width="16393*"/>
    </style:style>
    <style:style style:name="nanim.C" style:family="table-column">
      <style:table-column-properties style:column-width="5.313cm" style:rel-column-width="20497*"/>
    </style:style>
    <style:style style:name="nanim.D" style:family="table-column">
      <style:table-column-properties style:column-width="3.175cm" style:rel-column-width="12252*"/>
    </style:style>
    <style:style style:name="nanim.A1" style:family="table-cell">
      <style:table-cell-properties fo:padding="0.097cm" fo:border-left="0.002cm solid #000000" fo:border-right="none" fo:border-top="0.002cm solid #000000" fo:border-bottom="0.002cm solid #000000"/>
    </style:style>
    <style:style style:name="nanim.D1" style:family="table-cell">
      <style:table-cell-properties fo:padding="0.097cm" fo:border="0.002cm solid #000000"/>
    </style:style>
    <style:style style:name="dover" style:family="table">
      <style:table-properties style:width="17cm" table:align="margins"/>
    </style:style>
    <style:style style:name="dover.A" style:family="table-column">
      <style:table-column-properties style:column-width="4.249cm" style:rel-column-width="16381*"/>
    </style:style>
    <style:style style:name="dover.B" style:family="table-column">
      <style:table-column-properties style:column-width="4.249cm" style:rel-column-width="16380*"/>
    </style:style>
    <style:style style:name="dover.C" style:family="table-column">
      <style:table-column-properties style:column-width="5.32cm" style:rel-column-width="20507*"/>
    </style:style>
    <style:style style:name="dover.D" style:family="table-column">
      <style:table-column-properties style:column-width="3.182cm" style:rel-column-width="12267*"/>
    </style:style>
    <style:style style:name="dover.A1" style:family="table-cell">
      <style:table-cell-properties fo:padding="0.097cm" fo:border-left="0.002cm solid #000000" fo:border-right="none" fo:border-top="0.002cm solid #000000" fo:border-bottom="0.002cm solid #000000"/>
    </style:style>
    <style:style style:name="dover.D1" style:family="table-cell">
      <style:table-cell-properties fo:padding="0.097cm" fo:border="0.002cm solid #000000"/>
    </style:style>
    <style:style style:name="P1"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 style:family="paragraph" style:parent-style-name="Standard">
      <style:paragraph-properties fo:text-align="justify" style:justify-single-word="false"/>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 style:family="paragraph" style:parent-style-name="Standard">
      <style:paragraph-properties fo:text-align="justify" style:justify-single-word="false"/>
      <style:text-properties style:text-outline="false" style:text-line-through-style="none" style:font-name="Times New Roman" fo:font-size="11pt" fo:language="en" fo:country="US"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4"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5" style:family="paragraph" style:parent-style-name="Standard">
      <style:paragraph-properties fo:text-align="center" style:justify-single-word="false"/>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6" style:family="paragraph" style:parent-style-name="Standard">
      <style:text-properties style:text-outline="false" style:text-line-through-style="none" style:font-name="Times New Roman" fo:font-size="11pt" fo:language="ru" fo:country="RU"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7" style:family="paragraph" style:parent-style-name="Standard">
      <style:text-properties style:text-outline="false" style:text-line-through-style="none" style:font-name="Times New Roman" fo:font-size="9pt" fo:language="en" fo:country="US" fo:font-style="normal" fo:text-shadow="none" style:text-underline-style="none" fo:font-weight="normal" style:font-name-asian="Times New Roman" style:font-size-asian="9pt" style:font-style-asian="normal" style:font-weight-asian="normal" style:font-name-complex="Times New Roman" style:font-size-complex="9pt" style:font-style-complex="normal" style:font-weight-complex="normal" style:text-emphasize="none" style:text-overline-style="none" style:text-overline-color="font-color"/>
    </style:style>
    <style:style style:name="P8" style:family="paragraph" style:parent-style-name="Standard">
      <style:text-properties style:text-outline="false" style:text-line-through-style="none" style:font-name="Tahoma" fo:font-size="6.5pt" fo:language="en" fo:country="US" fo:font-style="normal" fo:text-shadow="none" style:text-underline-style="none" fo:font-weight="normal" style:font-name-asian="Tahoma" style:font-size-asian="6.5pt" style:font-style-asian="normal" style:font-weight-asian="normal" style:font-name-complex="Tahoma" style:font-size-complex="6.5pt" style:font-style-complex="normal" style:font-weight-complex="normal" style:text-emphasize="none" style:text-overline-style="none" style:text-overline-color="font-color"/>
    </style:style>
    <style:style style:name="P9" style:family="paragraph" style:parent-style-name="Standard">
      <style:text-properties style:font-name="Times New Roman" fo:font-size="11pt" style:font-size-asian="11pt" style:font-size-complex="11pt"/>
    </style:style>
    <style:style style:name="P10" style:family="paragraph" style:parent-style-name="Standard">
      <style:paragraph-properties fo:text-align="center" style:justify-single-word="false"/>
      <style:text-properties style:font-name="Times New Roman" fo:font-size="11pt" style:font-size-asian="11pt" style:font-size-complex="11pt"/>
    </style:style>
    <style:style style:name="P11" style:family="paragraph" style:parent-style-name="Standard">
      <style:text-properties style:font-name="Times New Roman" fo:font-size="11pt" fo:language="en" fo:country="US" style:font-size-asian="11pt" style:font-size-complex="11pt"/>
    </style:style>
    <style:style style:name="P12" style:family="paragraph" style:parent-style-name="Standard">
      <style:paragraph-properties fo:text-align="justify" style:justify-single-word="false"/>
      <style:text-properties style:font-name="Times New Roman" fo:font-size="11pt" fo:language="en" fo:country="US" style:font-size-asian="11pt" style:font-size-complex="11pt"/>
    </style:style>
    <style:style style:name="P13" style:family="paragraph" style:parent-style-name="Standard">
      <style:paragraph-properties fo:text-align="center" style:justify-single-word="false"/>
      <style:text-properties style:font-name="Times New Roman" fo:font-size="11pt" fo:language="en" fo:country="US" style:font-size-asian="11pt" style:font-size-complex="11pt"/>
    </style:style>
    <style:style style:name="P14" style:family="paragraph" style:parent-style-name="Standard">
      <style:paragraph-properties fo:text-align="start" style:justify-single-word="false"/>
      <style:text-properties style:font-name="Times New Roman" fo:font-size="11pt" fo:language="en" fo:country="US" style:font-size-asian="11pt" style:font-size-complex="11pt"/>
    </style:style>
    <style:style style:name="P15" style:family="paragraph" style:parent-style-name="Standard">
      <style:text-properties style:font-name="Times New Roman" fo:font-size="11pt" fo:language="en" fo:country="US" style:font-size-asian="11.5500001907349pt" style:font-size-complex="13.1999998092651pt"/>
    </style:style>
    <style:style style:name="P16" style:family="paragraph" style:parent-style-name="Standard">
      <style:text-properties style:font-name="Times New Roman" fo:font-size="11pt" style:font-size-asian="11.5500001907349pt" style:font-size-complex="13.1999998092651pt"/>
    </style:style>
    <style:style style:name="P17" style:family="paragraph" style:parent-style-name="Standard">
      <style:paragraph-properties fo:line-height="100%" fo:text-align="justify" style:justify-single-word="false"/>
      <style:text-properties style:font-name="Times New Roman" fo:font-size="10pt" fo:language="ru" fo:country="RU" style:text-underline-style="solid" style:text-underline-width="auto" style:text-underline-color="font-color" style:font-size-asian="10pt" style:font-size-complex="10pt"/>
    </style:style>
    <style:style style:name="P18" style:family="paragraph" style:parent-style-name="Standard">
      <style:paragraph-properties fo:line-height="100%" fo:text-align="justify" style:justify-single-word="false"/>
      <style:text-properties style:font-name="Times New Roman" fo:font-size="10pt" fo:language="ru" fo:country="RU" style:font-size-asian="10pt" style:font-size-complex="10pt"/>
    </style:style>
    <style:style style:name="P19" style:family="paragraph" style:parent-style-name="Standard">
      <style:text-properties style:use-window-font-color="true" style:text-outline="false" style:text-line-through-style="none" style:font-name="Times New Roman" fo:font-size="6.5pt" fo:language="en" fo:country="US" fo:font-style="normal" fo:text-shadow="none" style:text-underline-style="none" fo:font-weight="normal" style:font-name-asian="Times New Roman" style:font-size-asian="6.5pt" style:font-style-asian="normal" style:font-weight-asian="normal" style:font-name-complex="Times New Roman" style:font-size-complex="6.5pt" style:font-style-complex="normal" style:font-weight-complex="normal" style:text-emphasize="none" style:text-overline-style="none" style:text-overline-color="font-color"/>
    </style:style>
    <style:style style:name="P20" style:family="paragraph" style:parent-style-name="Standard">
      <style:paragraph-properties fo:text-align="center"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1"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2" style:family="paragraph" style:parent-style-name="Standard">
      <style:paragraph-properties fo:text-align="justify" style:justify-single-word="false"/>
      <style:text-properties style:use-window-font-color="true" style:text-outline="false" style:text-line-through-style="none" style:font-name="Times New Roman" fo:font-size="11pt" fo:language="ru" fo:country="RU"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3" style:family="paragraph" style:parent-style-name="Standard">
      <style:paragraph-properties fo:text-align="justify" style:justify-single-word="false"/>
      <style:text-properties style:text-line-through-style="none" style:font-name="Times New Roman" fo:font-size="11pt" fo:font-style="normal" style:text-underline-style="none" fo:font-weight="normal" style:font-name-asian="Mangal1" style:font-size-asian="11pt" style:font-style-asian="normal" style:font-weight-asian="normal" style:font-name-complex="Mangal1" style:font-size-complex="11pt" style:font-style-complex="normal" style:font-weight-complex="normal"/>
    </style:style>
    <style:style style:name="P24" style:family="paragraph" style:parent-style-name="Standard">
      <style:paragraph-properties fo:text-align="justify" style:justify-single-word="false"/>
      <style:text-properties style:text-line-through-style="none" style:text-position="0% 100%" style:font-name="Times New Roman" fo:font-size="11pt" fo:language="ru" fo:country="RU"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P25" style:family="paragraph" style:parent-style-name="Standard">
      <style:paragraph-properties fo:text-align="center" style:justify-single-word="false"/>
      <style:text-properties fo:color="#000000"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26" style:family="paragraph" style:parent-style-name="Standard">
      <style:paragraph-properties fo:text-align="justify" style:justify-single-word="false"/>
      <style:text-properties fo:color="#000000"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7" style:family="paragraph" style:parent-style-name="Standard">
      <style:paragraph-properties fo:text-align="justify" style:justify-single-word="false"/>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8" style:family="paragraph" style:parent-style-name="Standard">
      <style:paragraph-properties fo:text-align="justify" style:justify-single-word="false"/>
    </style:style>
    <style:style style:name="P29"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30"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ahoma" style:font-size-asian="11pt" style:font-style-asian="normal" style:font-weight-asian="bold" style:font-name-complex="Tahoma" style:font-size-complex="11pt" style:font-style-complex="normal" style:font-weight-complex="bold" style:text-emphasize="none" style:text-overline-style="none" style:text-overline-color="font-color"/>
    </style:style>
    <style:style style:name="P31"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32"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3"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fo:background-color="transparent"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34" style:family="paragraph" style:parent-style-name="Standard">
      <style:paragraph-properties fo:text-align="justify" style:justify-single-word="false" style:text-autospace="none" style:writing-mode="lr-tb">
        <style:tab-stops>
          <style:tab-stop style:position="1.138cm"/>
        </style:tab-stops>
      </style:paragraph-properties>
      <style:text-properties style:text-outline="false" style:text-line-through-style="none" style:font-name="Times New Roman" fo:font-size="11pt" fo:font-style="normal" fo:text-shadow="none" style:text-underline-style="none" fo:font-weight="normal" fo:background-color="transparent"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35"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6"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language="en" fo:country="US"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7"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language="ru" fo:country="RU"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8" style:family="paragraph" style:parent-style-name="Standard">
      <style:paragraph-properties fo:text-align="start" style:justify-single-word="false" style:text-autospace="none" style:writing-mode="lr-tb"/>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autospace="none" style:writing-mode="lr-tb"/>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40"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41"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42" style:family="paragraph" style:parent-style-name="Table_20_Contents">
      <style:paragraph-properties fo:text-align="start" style:justify-single-word="false"/>
      <style:text-properties style:font-name="Times New Roman" fo:font-size="11pt" fo:language="en" fo:country="US" style:font-size-asian="11pt" style:font-size-complex="11pt"/>
    </style:style>
    <style:style style:name="P43" style:family="paragraph" style:parent-style-name="Table_20_Contents">
      <style:paragraph-properties fo:text-align="start" style:justify-single-word="false"/>
      <style:text-properties style:font-name="Times New Roman" fo:font-size="11pt" style:font-size-asian="11pt" style:font-size-complex="11pt"/>
    </style:style>
    <style:style style:name="P44" style:family="paragraph" style:parent-style-name="Standard">
      <style:paragraph-properties fo:margin-left="0cm" fo:margin-right="0cm" fo:line-height="100%" fo:text-align="justify" style:justify-single-word="false" fo:text-indent="0cm" style:auto-text-indent="false"/>
      <style:text-properties style:text-outline="false" style:text-line-through-style="none" style:font-name="Times New Roman" fo:font-size="10pt" fo:language="ru" fo:country="RU" fo:font-style="normal" fo:text-shadow="none" style:text-underline-style="none" fo:font-weight="normal" style:font-name-asian="Arial1" style:font-size-asian="10pt" style:language-asian="ru" style:country-asian="RU" style:font-style-asian="normal" style:font-weight-asian="normal" style:font-name-complex="Arial1" style:font-size-complex="10pt" style:font-style-complex="normal" style:font-weight-complex="normal" style:text-emphasize="none" style:text-overline-style="none" style:text-overline-color="font-color"/>
    </style:style>
    <style:style style:name="P45" style:family="paragraph" style:parent-style-name="Standard" style:list-style-name="L1">
      <style:text-properties style:font-name="Times New Roman" fo:font-size="11pt" style:font-size-asian="11pt" style:font-size-complex="11pt"/>
    </style:style>
    <style:style style:name="P46" style:family="paragraph" style:parent-style-name="Standard" style:list-style-name="L2">
      <style:text-properties style:font-name="Times New Roman" fo:font-size="11pt" style:font-size-asian="11pt" style:font-size-complex="11pt"/>
    </style:style>
    <style:style style:name="P47"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T1" style:family="text">
      <style:text-properties style:font-name="Times New Roman" fo:font-size="11.5pt" fo:font-weight="bold" style:font-name-asian="Times New Roman" style:font-size-asian="11.5pt" style:font-weight-asian="bold" style:font-name-complex="Times New Roman" style:font-size-complex="11.5pt" style:font-weight-complex="bold"/>
    </style:style>
    <style:style style:name="T2" style:family="text">
      <style:text-properties fo:font-weight="bold" style:font-weight-asian="bold" style:font-weight-complex="bold"/>
    </style:style>
    <style:style style:name="T3" style:family="text">
      <style:text-properties fo:font-size="11.5pt" fo:font-weight="bold" style:font-size-asian="11.5pt" style:font-weight-asian="bold" style:font-size-complex="11.5pt" style:font-weight-complex="bold"/>
    </style:style>
    <style:style style:name="T4" style:family="text">
      <style:text-properties fo:font-weight="normal" style:font-name-asian="Times New Roman" style:font-weight-asian="normal" style:font-name-complex="Times New Roman" style:font-weight-complex="normal"/>
    </style:style>
    <style:style style:name="T5" style:family="text">
      <style:text-properties style:font-name-asian="Times New Roman" style:font-name-complex="Times New Roman"/>
    </style:style>
    <style:style style:name="T6" style:family="text">
      <style:text-properties style:text-outline="false" style:text-line-through-style="none" fo:language="ru" fo:country="RU" fo:font-style="normal" fo:text-shadow="none" style:text-underline-style="none" fo:font-weight="normal" style:font-name-asian="Arial2" style:font-style-asian="normal" style:font-weight-asian="normal" style:font-name-complex="Arial2" style:font-style-complex="normal" style:font-weight-complex="normal" style:text-emphasize="none" style:text-overline-style="none" style:text-overline-color="font-color"/>
    </style:style>
    <style:style style:name="T7" style:family="text">
      <style:text-properties style:text-outline="false" style:text-line-through-style="none" fo:language="ru" fo:country="RU" fo:text-shadow="none" style:text-underline-style="none" style:font-name-asian="Arial2" style:font-name-complex="Arial2"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9" style:family="text">
      <style:text-properties style:text-outline="false" style:text-line-through-style="none"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10" style:family="text">
      <style:text-properties fo:language="en" fo:country="US"/>
    </style:style>
    <style:style style:name="T11" style:family="text">
      <style:text-properties fo:language="en" fo:country="US" style:font-name-asian="Times New Roman" style:font-name-complex="Times New Roman"/>
    </style:style>
    <style:style style:name="T12" style:family="text">
      <style:text-properties fo:language="en" fo:country="US" fo:font-weight="bold" style:font-weight-asian="bold" style:font-weight-complex="bold"/>
    </style:style>
    <style:style style:name="T13" style:family="text">
      <style:text-properties fo:language="ru" fo:country="RU"/>
    </style:style>
    <style:style style:name="T14" style:family="text">
      <style:text-properties fo:language="ru" fo:country="RU" style:font-name-asian="Times New Roman" style:font-name-complex="Times New Roman"/>
    </style:style>
    <style:style style:name="T15" style:family="text">
      <style:text-properties fo:language="ru" fo:country="RU" style:font-name-asian="Arial2" style:font-name-complex="Arial2"/>
    </style:style>
    <style:style style:name="T16"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7" style:family="text">
      <style:text-properties fo:color="#000000" style:text-outline="false" style:text-line-through-style="none" fo:font-style="normal" fo:text-shadow="none" style:text-underline-style="none" fo:font-weight="normal" style:font-name-asian="Tahoma" style:font-style-asian="normal" style:font-weight-asian="normal" style:font-name-complex="Tahoma" style:font-style-complex="normal" style:font-weight-complex="normal" style:text-emphasize="none" style:text-overline-style="none" style:text-overline-color="font-color"/>
    </style:style>
    <style:style style:name="T18" style:family="text">
      <style:text-properties fo:color="#000000" style:text-outline="false" style:text-line-through-style="none"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9" style:family="text">
      <style:text-properties fo:color="#000000" style:text-outline="false" style:text-line-through-style="none" fo:language="ru" fo:country="RU"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20" style:family="text">
      <style:text-properties fo:color="#000000" style:text-outline="false" style:text-line-through-style="none" fo:language="ru" fo:country="RU" fo:font-style="normal" fo:text-shadow="none" style:text-underline-style="none" fo:font-weight="normal" style:font-name-asian="Arial Cyr" style:font-style-asian="normal" style:font-weight-asian="normal" style:font-name-complex="Times New Roman" style:font-style-complex="normal" style:font-weight-complex="normal" style:text-emphasize="none" style:text-overline-style="none" style:text-overline-color="font-color"/>
    </style:style>
    <style:style style:name="T21" style:family="text">
      <style:text-properties fo:color="#000000" style:text-outline="false" style:text-line-through-style="none" fo:language="ru" fo:country="RU" fo:font-style="normal" fo:text-shadow="none" style:text-underline-style="none" fo:font-weight="normal" style:font-name-asian="Arial2" style:font-style-asian="normal" style:font-weight-asian="normal" style:font-name-complex="Arial2" style:font-style-complex="normal" style:font-weight-complex="normal" style:text-emphasize="none" style:text-overline-style="none" style:text-overline-color="font-color"/>
    </style:style>
    <style:style style:name="T22" style:family="text">
      <style:text-properties fo:color="#000000" style:text-outline="false" style:text-line-through-style="none" fo:language="ru" fo:country="RU"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23" style:family="text">
      <style:text-properties fo:color="#000000" style:text-outline="false" style:text-line-through-style="none" fo:language="en" fo:country="US" fo:font-style="normal" fo:text-shadow="none" style:text-underline-style="none" fo:font-weight="bold" fo:background-color="transparent" style:font-name-asian="Arial Cyr" style:font-style-asian="normal" style:font-weight-asian="bold" style:font-name-complex="Times New Roman" style:font-style-complex="normal" style:font-weight-complex="bold" style:text-emphasize="none" style:text-overline-style="none" style:text-overline-color="font-color"/>
    </style:style>
    <style:style style:name="T24" style:family="text">
      <style:text-properties fo:color="#000000"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5" style:family="text">
      <style:text-properties fo:color="#000000" style:text-outline="false" style:text-line-through-style="none" style:font-name="Times New Roman" fo:font-size="11pt" fo:language="en" fo:country="US"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6" style:family="text">
      <style:text-properties fo:color="#000000" style:text-outline="false" style:text-line-through-style="none" style:font-name="Times New Roman" fo:font-size="11pt" fo:language="ru" fo:country="RU"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7" style:family="text">
      <style:text-properties fo:color="#000000" fo:language="ru" fo:country="RU" fo:font-weight="bold" style:font-name-asian="Arial Cyr" style:font-weight-asian="bold" style:font-name-complex="Times New Roman" style:font-weight-complex="bold"/>
    </style:style>
    <style:style style:name="T28" style:family="text">
      <style:text-properties fo:color="#000000" style:font-name-asian="Arial Cyr" style:font-name-complex="Times New Roman"/>
    </style:style>
    <style:style style:name="T29" style:family="text">
      <style:text-properties fo:color="#000000" fo:language="en" fo:country="US" style:font-name-asian="Arial Cyr" style:font-name-complex="Times New Roman"/>
    </style:style>
    <style:style style:name="T30" style:family="text">
      <style:text-properties fo:color="#000000" fo:language="en" fo:country="US" fo:font-weight="bold" style:font-name-asian="Arial Cyr" style:font-weight-asian="bold" style:font-name-complex="Times New Roman" style:font-weight-complex="bold"/>
    </style:style>
    <style:style style:name="T31" style:family="text">
      <style:text-properties fo:color="#000000" fo:font-weight="normal" style:font-name-asian="Arial Cyr" style:font-weight-asian="normal" style:font-name-complex="Times New Roman" style:font-weight-complex="normal"/>
    </style:style>
    <style:style style:name="T32" style:family="text">
      <style:text-properties fo:color="#000000" fo:font-weight="bold" style:font-name-asian="Arial Cyr" style:font-weight-asian="bold" style:font-name-complex="Times New Roman" style:font-weight-complex="bold"/>
    </style:style>
    <style:style style:name="T33" style:family="text">
      <style:text-properties style:text-underline-style="none"/>
    </style:style>
    <style:style style:name="T34" style:family="text">
      <style:text-properties style:text-position="0% 100%" fo:language="ru" fo:country="RU" style:font-name-asian="Arial2" style:font-name-complex="Arial2"/>
    </style:style>
    <style:style style:name="T35" style:family="text">
      <style:text-properties style:use-window-font-color="true"/>
    </style:style>
    <style:style style:name="T36" style:family="text">
      <style:text-properties style:use-window-font-color="true" fo:language="en" fo:country="US"/>
    </style:style>
    <style:style style:name="T37" style:family="text">
      <style:text-properties style:use-window-font-color="true" style:text-outline="false" fo:language="en" fo:country="US" fo:text-shadow="none" style:text-emphasize="none" style:text-overline-style="none" style:text-overline-color="font-color"/>
    </style:style>
    <style:style style:name="T38" style:family="text">
      <style:text-properties style:use-window-font-color="true" style:text-outline="false" style:text-position="0% 100%" fo:language="ru" fo:country="RU" fo:text-shadow="none" style:text-emphasize="none" style:text-overline-style="none" style:text-overline-color="font-color"/>
    </style:style>
    <style:style style:name="T39" style:family="text">
      <style:text-properties style:use-window-font-color="true" style:text-outline="false" style:text-line-through-style="none"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40" style:family="text">
      <style:text-properties style:font-name-asian="Mangal1" style:font-name-complex="Mangal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start-value="2"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start-value="3" text:display-levels="2">
        <style:list-level-properties text:list-level-position-and-space-mode="label-alignment">
          <style:list-level-label-alignment text:label-followed-by="listtab" text:list-tab-stop-position="1.905cm"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Договор № $<text:span text:style-name="T10">registration_num</text:span>$</text:p>
      <text:p text:style-name="P29">коммерческого найма жилого помещения</text:p>
      <text:p text:style-name="P9"/>
      <text:p text:style-name="P30"><text:span text:style-name="T4">Иркутская область, город Братск, </text:span>$<text:span text:style-name="T10">registration_date</text:span>$</text:p>
      <text:p text:style-name="P31"><text:span text:style-name="T15"><text:tab/></text:span><text:span text:style-name="T5">$</text:span><text:span text:style-name="T11">committee_name</text:span><text:span text:style-name="T5">$, $</text:span><text:span text:style-name="T11">in_face_of</text:span><text:span text:style-name="T5">$, далее - </text:span>Наймодатель, с одной стороны, и гражданин (ка) </text:p>
      <text:p text:style-name="P29">$<text:span text:style-name="T10">tenant_snp</text:span>$ $<text:span text:style-name="T10">tenant_date_of_birth</text:span>$ г.р.,</text:p>
      <text:p text:style-name="P31"><text:span text:style-name="T5">далее</text:span> - Наниматель, с другой стороны, <text:span text:style-name="T10">$reason_group$ </text:span><text:span text:style-name="T2">$</text:span><text:span text:style-name="T12">reasons</text:span><text:span text:style-name="T2">$</text:span>, заключили настоящий Договор о нижеследующем:</text:p>
      <text:p text:style-name="P9"/>
      <text:p text:style-name="P30"><text:span text:style-name="T5">I. </text:span>Предмет Договора</text:p>
      <text:p text:style-name="P9"><text:span text:style-name="T21"><text:tab/></text:span><text:span text:style-name="T16">1.</text:span><text:span text:style-name="T19">1.</text:span><text:span text:style-name="T22"> </text:span><text:span text:style-name="T18">Наймодатель </text:span><text:span text:style-name="T16">передает </text:span><text:span text:style-name="T18">Нанимателю</text:span><text:span text:style-name="T16"> и членам его семьи за плату во временное владение и пользование</text:span><text:span text:style-name="T17"> </text:span><text:span text:style-name="T20">муниципальное изолированное жилое помещение</text:span><text:span text:style-name="T27"> - $</text:span><text:span text:style-name="T30">tenancy_premises_str</text:span><text:span text:style-name="T27">$</text:span><text:span text:style-name="T28"> (далее - жилое помещение)</text:span><text:span text:style-name="T29">.</text:span></text:p>
      <text:list xml:id="list5809878402506103267" text:style-name="L1">
        <text:list-item>
          <text:list>
            <text:list-item>
              <text:p text:style-name="P45"><text:span text:style-name="T31">Характеристика жилого помещения:</text:span><text:span text:style-name="T28"> </text:span><text:span text:style-name="T30">$premise_info$</text:span></text:p>
            </text:list-item>
          </text:list>
        </text:list-item>
      </text:list>
      <text:list xml:id="list204815338258965535" text:style-name="L2">
        <text:list-item>
          <text:list>
            <text:list-header>
              <text:p text:style-name="P46"><text:span text:style-name="T21"><text:tab/></text:span><text:span text:style-name="T31">1.3. Месторасположения жилого помещения:</text:span><text:span text:style-name="T28"> </text:span></text:p>
              <text:p text:style-name="P46"><text:span text:style-name="T32">Российская Федерация, Иркутская область, город Братск, </text:span><text:span text:style-name="T23">$rent_address$</text:span></text:p>
            </text:list-header>
          </text:list>
        </text:list-item>
      </text:list>
      <text:p text:style-name="P9"><text:span text:style-name="T6"><text:tab/></text:span>1.4. Совместно с Нанимателем <text:s/>в жилое помещение вселяются следующие члены семьи: </text:p>
      <table:table table:name="users" table:style-name="users">
        <table:table-column table:style-name="users.A"/>
        <table:table-column table:style-name="users.B"/>
        <table:table-column table:style-name="users.C"/>
        <table:table-column table:style-name="users.D"/>
        <table:table-row>
          <table:table-cell table:style-name="users.A1" office:value-type="string">
            <text:p text:style-name="P9">№ п/п</text:p>
          </table:table-cell>
          <table:table-cell table:style-name="users.A1" office:value-type="string">
            <text:p text:style-name="P9">ФИО</text:p>
          </table:table-cell>
          <table:table-cell table:style-name="users.A1" office:value-type="string">
            <text:p text:style-name="P9">Родственные отношения</text:p>
          </table:table-cell>
          <table:table-cell table:style-name="users.D1" office:value-type="string">
            <text:p text:style-name="P9">Дата рождения</text:p>
          </table:table-cell>
        </table:table-row>
        <table:table-row>
          <table:table-cell table:style-name="users.A2" office:value-type="string">
            <text:p text:style-name="P11">$number$</text:p>
          </table:table-cell>
          <table:table-cell table:style-name="users.A2" office:value-type="string">
            <text:p text:style-name="P11">$person_snp$</text:p>
          </table:table-cell>
          <table:table-cell table:style-name="users.A2" office:value-type="string">
            <text:p text:style-name="P14">$person_kinship$</text:p>
          </table:table-cell>
          <table:table-cell table:style-name="users.D2" office:value-type="string">
            <text:p text:style-name="P11">$date_of_birth$</text:p>
          </table:table-cell>
        </table:table-row>
      </table:table>
      <text:p text:style-name="P38"><text:span text:style-name="T7"><text:tab/></text:span><text:span text:style-name="T14">1.5.</text:span><text:span text:style-name="T5"> Срок найма жилого помещения устанавливается на срок </text:span><text:span text:style-name="T40">$rent_period$</text:span></text:p>
      <text:p text:style-name="P5"/>
      <text:p text:style-name="P25">II. Права и обязанности Нанимателя и членов его семьи</text:p>
      <text:p text:style-name="P26"><text:tab/>2.1. Наниматель имеет право:</text:p>
      <text:p text:style-name="P39"><text:tab/>1) на использование жилого помещения для проживания, в том числе с членами семьи;</text:p>
      <text:p text:style-name="P39"><text:tab/>2) на пользование общим имуществом в многоквартирном доме;</text:p>
      <text:p text:style-name="P39"><text:tab/>3) на неприкосновенность жилища и недопустимость произвольного лишения жилого помещения. Никто не вправе проникать в жилое помещение без согласия проживающих в нем на законных основаниях граждан иначе как в порядке и случаях, предусмотренных федеральным <text:s/>законом, или на основании судебного решения. Проживающие в служебном жилом помещении на законных основаниях граждане не могут быть выселены из этого помещения или ограничены в праве пользования иначе как в порядке и по основаниям, которые предусмотрены Жилищным кодексом <text:s/>Российской <text:s/>Федерации и другими федеральными законами;</text:p>
      <text:p text:style-name="P39"><text:tab/>4) на расторжение в любое время настоящего Договора;</text:p>
      <text:p text:style-name="P27"><text:span text:style-name="T10"><text:tab/></text:span><text:span text:style-name="T13">5</text:span><text:span text:style-name="T36">) на получение субсидий на оплату жилого помещения и коммунальных услуг в порядке и на <text:s/>условиях, установленных статьей 159 Жилищного кодекса Российской Федерации.</text:span></text:p>
      <text:p text:style-name="P40"><text:tab/>Наниматель может иметь иные права, предусмотренные законодательством .</text:p>
      <text:p text:style-name="P40"><text:tab/>2.2. Наниматель обязан:</text:p>
      <text:p text:style-name="P40"><text:tab/>1) использовать жилое помещение по назначению и в пределах, установленных Жилищным кодексом Российской Федерации;</text:p>
      <text:p text:style-name="P40"><text:tab/>2) соблюдать правила пользования жилым помещением;</text:p>
      <text:p text:style-name="P40"><text:tab/>3) обеспечивать сохранность жилого помещения;</text:p>
      <text:p text:style-name="P40"><text:tab/>4) поддерживать в надлежащем состоянии жилое помещение. Самовольное переустройство или перепланировка жилого помещения не допускается;</text:p>
      <text:p text:style-name="P40"><text:tab/>5) проводить текущий ремонт жилого помещения;</text:p>
      <text:p text:style-name="P40"><text:tab/>6) самостоятельно вносить коммунальные платежи и своевременно вносить плату за жилое помещение и коммунальные услуги (обязательные <text:s/>платежи). Обязанность вносить плату за жилое помещение и коммунальные услуги возникает с момента заключения настоящего Договора. Несвоевременное внесение платы за жилое помещение и коммунальные услуги влечет взимание пеней в порядке и размере, которые установлены статьей 155 <text:s/>Жилищного кодекса Российской Федерации;</text:p>
      <text:p text:style-name="P40"><text:tab/>7) переселяться на время капитального ремонта жилого дома с членами семьи в другое жилое <text:s/>помещение, предоставленное Наймодателем (когда ремонт не может быть произведен без выселения). <text:s text:c="4"/>В случае отказа Нанимателя и членов его семьи от переселения в это жилое помещение Наймодатель может потребовать переселения в судебном порядке;</text:p>
      <text:p text:style-name="P40"><text:tab/>8) допускать в жилое помещение в заранее согласованное время представителя Наймодателя для осмотра технического состояния жилого помещения, санитарно-технического и иного <text:soft-page-break/>оборудования, находящегося в нем, а также для выполнения необходимых работ;</text:p>
      <text:p text:style-name="P40"><text:tab/>9) при обнаружении неисправностей жилого помещения или санитарно-технического и иного <text:s/>оборудования, находящегося в нем, немедленно принимать возможные меры к их устранению и в <text:s text:c="2"/>случае необходимости сообщать о них Наймодателю или в соответствующую эксплуатирующую либо управляющую организацию;</text:p>
      <text:p text:style-name="P40"><text:tab/>10) осуществлять пользование жилым помещением с учетом соблюдения прав и законных интересов соседей, требований пожарной безопасности, санитарно-гигиенических, экологических и иных требований законодательства; </text:p>
      <text:p text:style-name="P40"><text:tab/>11) при освобождении жилого помещения сдать его в течение 3 дней Наймодателю в надлежащем состоянии, оплатить стоимость не произведенного Нанимателем и входящего в его обязанности текущего ремонта жилого помещения, а также погасить задолженность по оплате жилого помещения и коммунальных услуг;</text:p>
      <text:p text:style-name="P2"><text:tab/>12) при расторжении или прекращении настоящего Договора освободить жилое помещение. В случае отказа освободить жилое помещение Наниматель и члены его семьи подлежат выселению в судебном порядке.</text:p>
      <text:p text:style-name="P32"><text:tab/>Наниматель несет иные обязанности, предусмотренные<text:span text:style-name="T35"> законодательством .</text:span></text:p>
      <text:p text:style-name="P32"><text:tab/>2.3. Временное отсутствие Нанимателя и членов его семьи не влечет изменение их прав и обязанностей по настоящему Договору.</text:p>
      <text:p text:style-name="P32"><text:tab/>2.4. Наниматель не вправе осуществлять обмен жилого помещения, а также передавать его в поднаем.</text:p>
      <text:p text:style-name="P2"><text:tab/>2.5. Члены семьи Нанимателя имеют право пользования жилым помещением наравне с <text:span text:style-name="T13">Нанимателем и имеют равные права и обязанности по настоящему Договору.</text:span></text:p>
      <text:p text:style-name="P32"><text:tab/>2.6. Члены семьи Нанимателя обязаны использовать жилое помещение по назначению и обеспечивать его сохранность.</text:p>
      <text:p text:style-name="P32"><text:tab/>2.7. Дееспособные члены семьи Нанимателя несут солидарную с Нанимателем ответственность по обязательствам, вытекающим из пользования жилым помещением, если иное не установлено соглашением между нанимателем и членами его семьи. В случае прекращения семейных отношений с Нанимателем право пользования жилым помещением за бывшими членами семьи не сохраняется, если иное не установлено соглашением между Нанимателем и бывшими членами его семьи.</text:p>
      <text:p text:style-name="P32"><text:tab/></text:p>
      <text:p text:style-name="P5">III. Права и обязанности Наймодателя</text:p>
      <text:p text:style-name="P21"><text:tab/>3.1. Наймодатель имеет право:</text:p>
      <text:p text:style-name="P40"><text:tab/>1) требовать своевременного внесения платы за жилое помещение и коммунальные услуги;</text:p>
      <text:p text:style-name="P40"><text:tab/>2) требовать расторжения настоящего Договора в случаях <text:s/>нарушения Нанимателем жилищного законодательства и условий настоящего Договора.</text:p>
      <text:p text:style-name="P40"><text:tab/>Наймодатель может иметь иные права, предусмотренные законодательством.</text:p>
      <text:p text:style-name="P40"><text:tab/>3.2. Наймодатель обязан:</text:p>
      <text:p text:style-name="P40"><text:tab/>1) передать Нанимателю свободное от прав иных лиц и пригодное <text:s/>для проживания жилое помещение в состоянии, отвечающем требованиям пожарной безопасности, санитарно-гигиеническим, экологическим и иным требованиям; </text:p>
      <text:p text:style-name="P40"><text:tab/>2) принимать участие в надлежащем содержании и ремонте общего имущества в многоквартирном доме, в котором находится жилое помещение;</text:p>
      <text:p text:style-name="P40"><text:tab/>3) осуществлять капитальный ремонт жилого помещения;</text:p>
      <text:p text:style-name="P40"><text:tab/>4) предоставить Нанимателю и членам его семьи на время <text:s/>проведения капитального ремонта или реконструкции жилого дома (когда ремонт или реконструкция не могут быть произведены без выселения Нанимателя) жилое помещение маневренного фонда (из расчета не менее 6 кв. метров <text:s/>жилой площади на 1 человека) без расторжения настоящего Договора. Переселение Нанимателя и членов его семьи в жилое помещение маневренного фонда и обратно (по окончании капитального <text:s text:c="2"/>ремонта или реконструкции) осуществляется за счет средств Наймодателя;</text:p>
      <text:p text:style-name="P40"><text:tab/>5) информировать Нанимателя о проведении капитального ремонта или реконструкции дома не позднее чем за 30 дней до начала работ;</text:p>
      <text:p text:style-name="P40"><text:tab/>6) принимать участие в своевременной подготовке жилого дома, санитарно-технического и иного оборудования, находящегося в нем, к эксплуатации в зимних условиях;</text:p>
      <text:p text:style-name="P40"><text:tab/>7) принять в установленные настоящим Договором сроки жилое помещение у Нанимателя <text:s/>с <text:s/>соблюдением условий, предусмотренных подпунктом 11 настоящего Договора;</text:p>
      <text:p text:style-name="P40"><text:tab/>8) соблюдать при переустройстве и перепланировке жилого помещения требования, установленные Жилищным кодексом Российской Федерации;</text:p>
      <text:p text:style-name="P40"><text:soft-page-break/><text:tab/>9) предоставлять другие жилые помещения в связи с расторжением настоящего Договора гражданам, имеющим право на предоставление другого жилого помещения в соответствии со <text:s/>статьей 103 Жилищного кодекса Российской Федерации.</text:p>
      <text:p text:style-name="P41"><text:tab/>Наймодатель несет иные обязанности, предусмотренные законодательством.</text:p>
      <text:p text:style-name="P5"/>
      <text:p text:style-name="P5">IV. Расторжение и прекращение Договора</text:p>
      <text:p text:style-name="P28"><text:span text:style-name="T24"><text:tab/></text:span><text:span text:style-name="T25">4.1. Расторжение настоящего </text:span><text:span text:style-name="T26">Д</text:span><text:span text:style-name="T25">оговора допускается по соглашению </text:span><text:span text:style-name="T26">С</text:span><text:span text:style-name="T25">торон.</text:span></text:p>
      <text:p text:style-name="P33"><text:span text:style-name="T5"><text:tab/>4.2. Настоящий Договор подлежит досрочному расторжению по требованию </text:span>Наймодателя, а Наниматель и граждане, за действия которых отвечает Наниматель, - выселению в следующих случаях:</text:p>
      <text:p text:style-name="P33"><text:span text:style-name="T5"><text:tab/>4.2.1. При использовании жилого помещения (в целом или части его) в нарушение пункт 1.1 </text:span>настоящего Договора.</text:p>
      <text:p text:style-name="P33"><text:span text:style-name="T5"><text:tab/>4.2.2. Если Наниматель и граждане, за действия которых он отвечает, умышленно </text:span>портят или по неосторожности разрушают жилое помещение, а также систематически нарушают права и интересы соседей.</text:p>
      <text:p text:style-name="P33"><text:span text:style-name="T5"><text:tab/>4.2.3. Если Наниматель не внес платежи, указанные в </text:span><text:span text:style-name="T14">пункте 3.1</text:span><text:span text:style-name="T5"> настоящего Д</text:span>оговора, в течение шести месяцев.</text:p>
      <text:p text:style-name="P33"><text:span text:style-name="T5"><text:tab/>4.2.4. Если Наниматель систематически нарушает обязательства по настоящему Д</text:span>оговору.</text:p>
      <text:p text:style-name="P37"><text:tab/>4.2.5. Выезда Нанимателя и членов его семьи в другое место жительства.</text:p>
      <text:p text:style-name="P35"><text:tab/>4.3. Настоящий Договор может быть расторгнут по требованию любой из Сторон:</text:p>
      <text:p text:style-name="P34"><text:tab/><text:tab/>4.3.1. Если жилое помещение окажется в силу обстоятельств в состоянии, не пригодном для использования по назначению, аварийном состоянии, а также подлежит сносу, Наймодатель обязан <text:s text:c="11"/>в течение 3 месяцев заключить с Нанимателем договор найма на иное жилое помещение либо по желанию Нанимателя расторгнуть настоящий Договор.</text:p>
      <text:p text:style-name="P35"><text:span text:style-name="T10"><text:tab/>4.4. </text:span>Настоящий Договор прекращается <text:s/>в связи с утратой (разрушением) жилого помещения, <text:s text:c="19"/>со смертью одиноко проживающего Нанимателя.</text:p>
      <text:p text:style-name="P35"><text:tab/>4.5. Договор расторгается в одностороннем порядке Наймодателем:</text:p>
      <text:p text:style-name="P35"><text:tab/>4.5.1. Через 30 дней с даты уведомления Нанимателя в случае необходимости использования наймодателем жилого помещения, указанного в п.1.1. настоящего Договора для собственных нужд.</text:p>
      <text:p text:style-name="P37"><text:tab/>4.5.2. Через 30 дней с даты уведомления Нанимателя Наймодателем в случае восстановления в судебном порядке прав предыдущего Нанимателя и членов его семьи на жилое помещение, указанное в п. 1.1 настоящего Договора.</text:p>
      <text:p text:style-name="P36"><text:tab/>4.5.3.<text:span text:style-name="T13"> С даты государственной регистрации права собственности на жилое помещение, указанное в пункте 1.1 настоящего Договора, новым собственником.</text:span></text:p>
      <text:p text:style-name="P12"/>
      <text:p text:style-name="P5">V. Внесение платы по Договору</text:p>
      <text:p text:style-name="P3"><text:tab/>5.1.<text:span text:style-name="T35"> </text:span>Наниматель вносит плату:</text:p>
      <text:p text:style-name="P22"><text:tab/>1) за пользование жилым помещением (плата за наем) на расчетный счет Наймодателя в размере, установленном решением органом местного самоуправления в соответствии с Жилищным кодексом Российской Федерации;</text:p>
      <text:p text:style-name="P22"><text:tab/>2) за содержание и ремонт жилого помещения лицам, осуществляющим соответствующий вид деятельности, в размере установленном решением органом местного самоуправления в соответствии с Жилищным кодексом Российской Федерации;</text:p>
      <text:p text:style-name="P22"><text:tab/>3) за коммунальные услуги лицам, осуществляющим соответствующий вид деятельности, в соответствии с тарифами, установленными в соответствии законодательством Российской Федерации.</text:p>
      <text:p text:style-name="P23"><text:span text:style-name="T37"><text:tab/>5.2. </text:span><text:span text:style-name="T34">Плата за жилое помещение и коммунальные услуги вносится ежемесячно до десятого числа месяца, следующего за истекшим месяцем, если иной срок не установлен договором управления многоквартирным домом либо решением общего собрания членов товарищества собственников жилья, жилищного кооператива или иного специализированного потребительского кооператива, созданного в целях удовлетворения потребностей граждан в жилье в соответствии с федеральным законом о таком кооперативе.</text:span></text:p>
      <text:p text:style-name="P24"><text:tab/>5.3. Плата за жилое помещение и коммунальные услуги вносится Нанимателем на основании платежных документов.</text:p>
      <text:p text:style-name="P23"><text:span text:style-name="T34"><text:tab/>5.4. Наймодатель вправе в одностороннем порядке изменить размер платы </text:span><text:span text:style-name="T38">за пользование </text:span><text:span text:style-name="T38">жилым помещением (плата за наем) и за содержание и ремонт жилого помещения в случае внесения изменения в решение органа местного самоуправления, устанавливающего размер платы за жилое помещение.</text:span></text:p>
      <text:p text:style-name="P12"/>
      <text:p text:style-name="P20"><text:soft-page-break/><text:span text:style-name="T2">VI.</text:span> <text:span text:style-name="T2">Прочие условия</text:span></text:p>
      <text:p text:style-name="P2"><text:tab/>6.1. <text:span text:style-name="T15">Наймодатель как собственник жилого помещения уполномочивает Нанимателя непосредственно от своего имени заключать все договоры </text:span><text:span text:style-name="T34">с ресурсоснабжающими организациями по предоставлению коммунальных услуг в жилом помещении, согласно которым Наниматель оплачивает коммунальные услуги, а также несет ответственность за несвоевременное внесение платы за коммунальные услуги в соответствии с ним.</text:span></text:p>
      <text:p text:style-name="P2"><text:span text:style-name="T13"><text:tab/>6.2. По истечении срока действия настоящего Договора, договор продлению не подлежит. Договорные отношения между Сторонами могут быть сохранены путем подписания нового договора, при этом Наниматель не имеет преимущественного права на возобновление настоящего Договора</text:span>. </text:p>
      <text:p text:style-name="P39"><text:tab/>6.3. Граждане, не указанные в настоящем Договоре в качестве членов семьи Нанимателя, права пользования данным жилым помещением не приобретают.</text:p>
      <text:p text:style-name="P2"><text:tab/><text:span text:style-name="T13">6</text:span>.<text:span text:style-name="T13">4</text:span>. Все изменения, дополнения к настоящему <text:span text:style-name="T13">Д</text:span>оговору действительны, если они изложены в письменной форме и подписаны обеими <text:span text:style-name="T13">С</text:span>торонами.</text:p>
      <text:p text:style-name="P32"><text:tab/>6.5. Споры, возникающие в процессе заключения и исполнения настоящего Договора, разрешаются в порядке, предусмотренном законодательством Российской Федерации.</text:p>
      <text:p text:style-name="P32"><text:tab/>6.6. По вопросам, не предусмотренным настоящим Договором, стороны руководствуются действующим законодательством <text:span text:style-name="T13">Российской Федерации</text:span>.</text:p>
      <text:p text:style-name="P32"><text:tab/>6.7. Настоящий Договор составлен в 2-х экземплярах, имеющих равную юридическую силу, по одному для каждой из Сторон: один хранится у Нанимателя, один - у Наймодателя.</text:p>
      <text:p text:style-name="P32"/>
      <text:p text:style-name="P13"><text:span text:style-name="T8">VI</text:span><text:span text:style-name="T39">I</text:span><text:span text:style-name="T8">. Юридические адреса и подписи сторон</text:span></text:p>
      <text:p text:style-name="P8"><text:span text:style-name="T1">Наймодатель</text:span>: </text:p>
      <text:p text:style-name="P1">$committee_name$, 665708, город Братск, жилой район Центральный, проспект Ленина 37</text:p>
      <text:p text:style-name="P15"/>
      <text:p text:style-name="P16"><text:span text:style-name="T10">___________________________ </text:span><text:span text:style-name="T9">$chairman_snp$</text:span></text:p>
      <text:p text:style-name="P7"><text:s text:c="23"/>(подпись, м.п.) </text:p>
      <text:p text:style-name="P15"/>
      <text:p text:style-name="P19"><text:span text:style-name="T3">Наниматель</text:span>:</text:p>
      <table:table table:name="nanim" table:style-name="nanim">
        <table:table-column table:style-name="nanim.A" table:number-columns-repeated="2"/>
        <table:table-column table:style-name="nanim.C"/>
        <table:table-column table:style-name="nanim.D"/>
        <table:table-row>
          <table:table-cell table:style-name="nanim.A1" office:value-type="string">
            <text:p text:style-name="P10">ФИО</text:p>
          </table:table-cell>
          <table:table-cell table:style-name="nanim.A1" office:value-type="string">
            <text:p text:style-name="P10">Паспортные данные</text:p>
          </table:table-cell>
          <table:table-cell table:style-name="nanim.A1" office:value-type="string">
            <text:p text:style-name="P10">Адрес</text:p>
          </table:table-cell>
          <table:table-cell table:style-name="nanim.D1" office:value-type="string">
            <text:p text:style-name="P10">Подпись</text:p>
          </table:table-cell>
        </table:table-row>
      </table:table>
      <table:table table:name="dover" table:style-name="dover">
        <table:table-column table:style-name="dover.A"/>
        <table:table-column table:style-name="dover.B"/>
        <table:table-column table:style-name="dover.C"/>
        <table:table-column table:style-name="dover.D"/>
        <table:table-row>
          <table:table-cell table:style-name="dover.A1" office:value-type="string">
            <text:p text:style-name="P42">$tenant_snp$</text:p>
          </table:table-cell>
          <table:table-cell table:style-name="dover.A1" office:value-type="string">
            <text:p text:style-name="P42">$tenant_document$</text:p>
          </table:table-cell>
          <table:table-cell table:style-name="dover.A1" office:value-type="string">
            <text:p text:style-name="P42">$tenant_address$</text:p>
          </table:table-cell>
          <table:table-cell table:style-name="dover.D1" office:value-type="string">
            <text:p text:style-name="P43"/>
          </table:table-cell>
        </table:table-row>
      </table:table>
      <text:p text:style-name="P11">$guardian$</text:p>
      <text:p text:style-name="P11"/>
      <text:p text:style-name="P4">Согласовано:</text:p>
      <text:p text:style-name="P6">Юридический отдел</text:p>
      <text:p text:style-name="P4">« <text:s text:c="6"/>» _______________ 20___</text:p>
      <text:p text:style-name="P11"/>
      <text:p text:style-name="P17"><text:span text:style-name="T33">«</text:span>Реквизиты для оплаты за найм:</text:p>
      <text:p text:style-name="P18">Банк получателя:</text:p>
      <text:p text:style-name="P18">ГРКЦ ГУ Банка России по Иркутской области г.Иркутск<text:tab/></text:p>
      <text:p text:style-name="P18">БИК 042520001</text:p>
      <text:p text:style-name="P18">Получатель: УФК по Иркутской области (КУМИ г. Братска)<text:tab/></text:p>
      <text:p text:style-name="P18">Сч.№ 40101810900000010001</text:p>
      <text:p text:style-name="P18">ИНН <text:s text:c="2"/>3803201800 КПП <text:s text:c="2"/>380401001</text:p>
      <text:p text:style-name="P18">КБК 90111109044041000120</text:p>
      <text:p text:style-name="P44">ОКТМО 25714000</text:p>
      <text:p text:style-name="P44">Назначение платежа: Оплата за найм (за месяц, го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Mangal2" svg:font-family="Mangal"/>
    <style:font-face style:name="Arial Cyr" svg:font-family="'Arial Cyr'" style:font-family-generic="swiss"/>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499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499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499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Righ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4:47:38.39</meta:creation-date>
    <meta:editing-duration>PT46M45S</meta:editing-duration>
    <meta:editing-cycles>7</meta:editing-cycles>
    <meta:generator>OpenOffice.org/3.4.1$Win32 OpenOffice.org_project/341m1$Build-9593</meta:generator>
    <dc:date>2014-10-31T12:33:08.92</dc:date>
    <meta:document-statistic meta:table-count="3" meta:image-count="0" meta:object-count="0" meta:page-count="4" meta:paragraph-count="123" meta:word-count="1681" meta:character-count="13339"/>
  </office:meta>
</office:document-meta>
</file>